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30070444627191E-027" calcext:value-type="float">
            <text:p>1.30070444627191E-027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1.30070444627191E-027" calcext:value-type="float">
            <text:p>-1.30070444627191E-0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30070444627191E-027" calcext:value-type="float">
            <text:p>-1.30E-02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56635714471603" calcext:value-type="float">
            <text:p>3.56635714471603E-012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0.00000000000356635714471603" calcext:value-type="float">
            <text:p>-3.5663571447160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356635714471603" calcext:value-type="float">
            <text:p>-3.5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44" calcext:value-type="float">
            <text:p>0.0046729901</text:p>
          </table:table-cell>
          <table:table-cell/>
          <table:table-cell table:formula="of:=[.D48]/[.F48]" office:value-type="float" office:value="1.00000000000002" calcext:value-type="float">
            <text:p>1</text:p>
          </table:table-cell>
          <table:table-cell table:formula="of:=[.D48]-[.F48]" office:value-type="float" office:value="9.0205620750794E-017" calcext:value-type="float">
            <text:p>9.0205620750794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formula="of:=[.M48]/[.O48]" office:value-type="float" office:value="1.00000000000006" calcext:value-type="float">
            <text:p>1</text:p>
          </table:table-cell>
          <table:table-cell table:formula="of:=[.M48]-[.O48]" office:value-type="float" office:value="2.60208521396521E-016" calcext:value-type="float">
            <text:p>2.6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05343592716997E-026" calcext:value-type="float">
            <text:p>4.05343592716997E-026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4.05343592716997E-026" calcext:value-type="float">
            <text:p>-4.05343592716997E-02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4.05343592716997E-026" calcext:value-type="float">
            <text:p>-4.05E-02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19515120556585" calcext:value-type="float">
            <text:p>4.19515120556585E-011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0.0000000000419515120556585" calcext:value-type="float">
            <text:p>-4.1951512055658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419515120556585" calcext:value-type="float">
            <text:p>-4.2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60]/[.O60]" office:value-type="float" office:value="0.999999999999983" calcext:value-type="float">
            <text:p>1</text:p>
          </table:table-cell>
          <table:table-cell table:formula="of:=[.M60]-[.O60]" office:value-type="float" office:value="-8.06646416329215E-017" calcext:value-type="float">
            <text:p>-8.07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72]/[.O72]" office:value-type="float" office:value="0.999999999999981" calcext:value-type="float">
            <text:p>1</text:p>
          </table:table-cell>
          <table:table-cell table:formula="of:=[.M72]-[.O72]" office:value-type="float" office:value="-9.0205620750794E-017" calcext:value-type="float">
            <text:p>-9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0.999999999999787" calcext:value-type="float">
            <text:p>1</text:p>
          </table:table-cell>
          <table:table-cell table:formula="of:=[.D9]-[.F9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9]/[.O9]" office:value-type="float" office:value="1.00000000164272" calcext:value-type="float">
            <text:p>1.0000000016</text:p>
          </table:table-cell>
          <table:table-cell table:formula="of:=[.M9]-[.O9]" office:value-type="float" office:value="0.00000572165026824223" calcext:value-type="float">
            <text:p>5.72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.46476969543797E-023" calcext:value-type="float">
            <text:p>-2.46E-02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11]/[.O11]" office:value-type="float" office:value="0.220495283384672" calcext:value-type="float">
            <text:p>0.2204952834</text:p>
          </table:table-cell>
          <table:table-cell table:formula="of:=[.M11]-[.O11]" office:value-type="float" office:value="-0.000000252539433307378" calcext:value-type="float">
            <text:p>-2.5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45137" calcext:value-type="float">
            <text:p>0.9999999999</text:p>
          </table:table-cell>
          <table:table-cell table:formula="of:=[.D12]-[.F12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12]/[.O12]" office:value-type="float" office:value="0.99999996434928" calcext:value-type="float">
            <text:p>0.9999999643</text:p>
          </table:table-cell>
          <table:table-cell table:formula="of:=[.M12]-[.O12]" office:value-type="float" office:value="-0.0000000937685902258068" calcext:value-type="float">
            <text:p>-9.38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3217617260896E-024" calcext:value-type="float">
            <text:p>-1.83E-02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14]/[.O14]" office:value-type="float" office:value="0.22235447553935" calcext:value-type="float">
            <text:p>0.2223544755</text:p>
          </table:table-cell>
          <table:table-cell table:formula="of:=[.M14]-[.O14]" office:value-type="float" office:value="-0.00000000831010398048012" calcext:value-type="float">
            <text:p>-8.31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7952732" calcext:value-type="float">
            <text:p>3483.0380795273</text:p>
          </table:table-cell>
          <table:table-cell/>
          <table:table-cell table:formula="of:=[.D21]/[.F21]" office:value-type="float" office:value="1.00000000164251" calcext:value-type="float">
            <text:p>1.0000000016</text:p>
          </table:table-cell>
          <table:table-cell table:formula="of:=[.D21]-[.F21]" office:value-type="float" office:value="0.00000572090993955499" calcext:value-type="float">
            <text:p>5.7209099395549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21]/[.O21]" office:value-type="float" office:value="0.999999997619483" calcext:value-type="float">
            <text:p>0.9999999976</text:p>
          </table:table-cell>
          <table:table-cell table:formula="of:=[.M21]-[.O21]" office:value-type="float" office:value="-0.00000829142982183839" calcext:value-type="float">
            <text:p>-8.2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46476969543797E-023" calcext:value-type="float">
            <text:p>2.46476969543797E-023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2.46476969543797E-023" calcext:value-type="float">
            <text:p>-2.46476969543797E-0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23974220969341" calcext:value-type="float">
            <text:p>0.000000324</text:p>
          </table:table-cell>
          <table:table-cell/>
          <table:table-cell table:formula="of:=[.D23]/[.F23]" office:value-type="float" office:value="0" calcext:value-type="float">
            <text:p>0</text:p>
          </table:table-cell>
          <table:table-cell table:formula="of:=[.D23]-[.F23]" office:value-type="float" office:value="-0.000000323974220969341" calcext:value-type="float">
            <text:p>-0.0000003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23]/[.O23]" office:value-type="float" office:value="1.04921511908495" calcext:value-type="float">
            <text:p>1.0492151191</text:p>
          </table:table-cell>
          <table:table-cell table:formula="of:=[.M23]-[.O23]" office:value-type="float" office:value="0.0000000033507633636253" calcext:value-type="float">
            <text:p>3.3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85387568" calcext:value-type="float">
            <text:p>2.6302018539</text:p>
          </table:table-cell>
          <table:table-cell/>
          <table:table-cell table:formula="of:=[.D24]/[.F24]" office:value-type="float" office:value="0.999999964294417" calcext:value-type="float">
            <text:p>0.9999999643</text:p>
          </table:table-cell>
          <table:table-cell table:formula="of:=[.D24]-[.F24]" office:value-type="float" office:value="-0.0000000939128899091202" calcext:value-type="float">
            <text:p>-9.3912889909120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24]/[.O24]" office:value-type="float" office:value="1.00000005166262" calcext:value-type="float">
            <text:p>1.0000000517</text:p>
          </table:table-cell>
          <table:table-cell table:formula="of:=[.M24]-[.O24]" office:value-type="float" office:value="0.000000135883119867231" calcext:value-type="float">
            <text:p>1.3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83217617260896E-024" calcext:value-type="float">
            <text:p>1.83217617260896E-024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1.83217617260896E-024" calcext:value-type="float">
            <text:p>-1.83217617260896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06862364909047" calcext:value-type="float">
            <text:p>1.06862364909047E-008</text:p>
          </table:table-cell>
          <table:table-cell/>
          <table:table-cell table:formula="of:=[.D26]/[.F26]" office:value-type="float" office:value="0" calcext:value-type="float">
            <text:p>0</text:p>
          </table:table-cell>
          <table:table-cell table:formula="of:=[.D26]-[.F26]" office:value-type="float" office:value="-0.0000000106862364909047" calcext:value-type="float">
            <text:p>-1.0686236490904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26]/[.O26]" office:value-type="float" office:value="2.16222687124761" calcext:value-type="float">
            <text:p>2.1622268712</text:p>
          </table:table-cell>
          <table:table-cell table:formula="of:=[.M26]-[.O26]" office:value-type="float" office:value="0.00000000127720411302956" calcext:value-type="float">
            <text:p>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5404" calcext:value-type="float">
            <text:p>3483.0380935404</text:p>
          </table:table-cell>
          <table:table-cell/>
          <table:table-cell table:formula="of:=[.D33]/[.F33]" office:value-type="float" office:value="0.999999997619271" calcext:value-type="float">
            <text:p>0.9999999976</text:p>
          </table:table-cell>
          <table:table-cell table:formula="of:=[.D33]-[.F33]" office:value-type="float" office:value="-0.00000829217015052564" calcext:value-type="float">
            <text:p>-8.2921701505256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33]/[.O33]" office:value-type="float" office:value="1.00000000402323" calcext:value-type="float">
            <text:p>1.000000004</text:p>
          </table:table-cell>
          <table:table-cell table:formula="of:=[.M33]-[.O33]" office:value-type="float" office:value="0.0000140130800900806" calcext:value-type="float">
            <text:p>1.4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.46476969543797E-023" calcext:value-type="float">
            <text:p>-2.46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680840242983378" calcext:value-type="float">
            <text:p>6.80840242983378E-008</text:p>
          </table:table-cell>
          <table:table-cell/>
          <table:table-cell table:formula="of:=[.D35]/[.F35]" office:value-type="float" office:value="0" calcext:value-type="float">
            <text:p>0</text:p>
          </table:table-cell>
          <table:table-cell table:formula="of:=[.D35]-[.F35]" office:value-type="float" office:value="-0.0000000680840242983378" calcext:value-type="float">
            <text:p>-6.8084024298337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35]/[.O35]" office:value-type="float" office:value="0.210152598236453" calcext:value-type="float">
            <text:p>0.2101525982</text:p>
          </table:table-cell>
          <table:table-cell table:formula="of:=[.M35]-[.O35]" office:value-type="float" office:value="-0.000000255890196671003" calcext:value-type="float">
            <text:p>-2.5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2422397" calcext:value-type="float">
            <text:p>2.6302016242</text:p>
          </table:table-cell>
          <table:table-cell/>
          <table:table-cell table:formula="of:=[.D36]/[.F36]" office:value-type="float" office:value="1.00000005160776" calcext:value-type="float">
            <text:p>1.0000000516</text:p>
          </table:table-cell>
          <table:table-cell table:formula="of:=[.D36]-[.F36]" office:value-type="float" office:value="0.000000135738820183917" calcext:value-type="float">
            <text:p>1.3573882018391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36]/[.O36]" office:value-type="float" office:value="0.999999912686659" calcext:value-type="float">
            <text:p>0.9999999127</text:p>
          </table:table-cell>
          <table:table-cell table:formula="of:=[.M36]-[.O36]" office:value-type="float" office:value="-0.000000229651710093037" calcext:value-type="float">
            <text:p>-2.3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3217617260896E-024" calcext:value-type="float">
            <text:p>-1.83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109892839739502" calcext:value-type="float">
            <text:p>1.09892839739502E-009</text:p>
          </table:table-cell>
          <table:table-cell/>
          <table:table-cell table:formula="of:=[.D38]/[.F38]" office:value-type="float" office:value="0" calcext:value-type="float">
            <text:p>0</text:p>
          </table:table-cell>
          <table:table-cell table:formula="of:=[.D38]-[.F38]" office:value-type="float" office:value="-0.00000000109892839739502" calcext:value-type="float">
            <text:p>-1.0989283973950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38]/[.O38]" office:value-type="float" office:value="0.102835867270048" calcext:value-type="float">
            <text:p>0.1028358673</text:p>
          </table:table-cell>
          <table:table-cell table:formula="of:=[.M38]-[.O38]" office:value-type="float" office:value="-0.00000000958730809350968" calcext:value-type="float">
            <text:p>-9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742" calcext:value-type="float">
            <text:p>3483.0380852574</text:p>
          </table:table-cell>
          <table:table-cell/>
          <table:table-cell table:formula="of:=[.D45]/[.F45]" office:value-type="float" office:value="0.999999999997362" calcext:value-type="float">
            <text:p>1</text:p>
          </table:table-cell>
          <table:table-cell table:formula="of:=[.D45]-[.F45]" office:value-type="float" office:value="-0.00000000918998921406455" calcext:value-type="float">
            <text:p>-9.1899892140645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formula="of:=[.M45]/[.O45]" office:value-type="float" office:value="0.999999999997574" calcext:value-type="float">
            <text:p>1</text:p>
          </table:table-cell>
          <table:table-cell table:formula="of:=[.M45]-[.O45]" office:value-type="float" office:value="-0.00000000844966052682139" calcext:value-type="float">
            <text:p>-8.4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9.56779260248457E-024" calcext:value-type="float">
            <text:p>9.56779260248457E-024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9.56779260248457E-024" calcext:value-type="float">
            <text:p>-9.56779260248457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9.56779260248457E-024" calcext:value-type="float">
            <text:p>-9.57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261690700519088" calcext:value-type="float">
            <text:p>-2.61690700519088E-008</text:p>
          </table:table-cell>
          <table:table-cell/>
          <table:table-cell table:formula="of:=[.D47]/[.F47]" office:value-type="float" office:value="-0" calcext:value-type="float">
            <text:p>0</text:p>
          </table:table-cell>
          <table:table-cell table:formula="of:=[.D47]-[.F47]" office:value-type="float" office:value="0.0000000261690700519088" calcext:value-type="float">
            <text:p>2.6169070051908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formula="of:=[.M47]/[.O47]" office:value-type="float" office:value="-2.72974116085384" calcext:value-type="float">
            <text:p>-2.7297411609</text:p>
          </table:table-cell>
          <table:table-cell table:formula="of:=[.M47]-[.O47]" office:value-type="float" office:value="0.0000000976038577138719" calcext:value-type="float">
            <text:p>9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5996864" calcext:value-type="float">
            <text:p>2.63020176</text:p>
          </table:table-cell>
          <table:table-cell/>
          <table:table-cell table:formula="of:=[.D48]/[.F48]" office:value-type="float" office:value="0.999999999997776" calcext:value-type="float">
            <text:p>1</text:p>
          </table:table-cell>
          <table:table-cell table:formula="of:=[.D48]-[.F48]" office:value-type="float" office:value="-0.00000000000584998716135488" calcext:value-type="float">
            <text:p>-5.8499871613548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formula="of:=[.M48]/[.O48]" office:value-type="float" office:value="1.00000000005264" calcext:value-type="float">
            <text:p>1.0000000001</text:p>
          </table:table-cell>
          <table:table-cell table:formula="of:=[.M48]-[.O48]" office:value-type="float" office:value="0.000000000138449696152065" calcext:value-type="float">
            <text:p>1.3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53171872965862E-025" calcext:value-type="float">
            <text:p>1.53171872965862E-025</text:p>
          </table:table-cell>
          <table:table-cell/>
          <table:table-cell table:formula="of:=[.D49]/[.F49]" office:value-type="float" office:value="0" calcext:value-type="float">
            <text:p>0</text:p>
          </table:table-cell>
          <table:table-cell table:formula="of:=[.D49]-[.F49]" office:value-type="float" office:value="-1.53171872965862E-025" calcext:value-type="float">
            <text:p>-1.53171872965862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53171872965862E-025" calcext:value-type="float">
            <text:p>-1.53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502747879674748" calcext:value-type="float">
            <text:p>-5.02747879674748E-010</text:p>
          </table:table-cell>
          <table:table-cell/>
          <table:table-cell table:formula="of:=[.D50]/[.F50]" office:value-type="float" office:value="-0" calcext:value-type="float">
            <text:p>0</text:p>
          </table:table-cell>
          <table:table-cell table:formula="of:=[.D50]-[.F50]" office:value-type="float" office:value="0.000000000502747879674748" calcext:value-type="float">
            <text:p>5.0274787967474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formula="of:=[.M50]/[.O50]" office:value-type="float" office:value="-4.72629046583312" calcext:value-type="float">
            <text:p>-4.7262904658</text:p>
          </table:table-cell>
          <table:table-cell table:formula="of:=[.M50]-[.O50]" office:value-type="float" office:value="0.00000000287888039009933" calcext:value-type="float">
            <text:p>2.8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57]/[.O57]" office:value-type="float" office:value="0.999999997621909" calcext:value-type="float">
            <text:p>0.9999999976</text:p>
          </table:table-cell>
          <table:table-cell table:formula="of:=[.M57]-[.O57]" office:value-type="float" office:value="-0.00000828298016131157" calcext:value-type="float">
            <text:p>-8.2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9.56779260248457E-024" calcext:value-type="float">
            <text:p>9.57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59]/[.O59]" office:value-type="float" office:value="-0.384364325135048" calcext:value-type="float">
            <text:p>-0.3843643251</text:p>
          </table:table-cell>
          <table:table-cell table:formula="of:=[.M59]-[.O59]" office:value-type="float" office:value="-0.0000000942530943502466" calcext:value-type="float">
            <text:p>-9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60]/[.O60]" office:value-type="float" office:value="1.00000005160999" calcext:value-type="float">
            <text:p>1.0000000516</text:p>
          </table:table-cell>
          <table:table-cell table:formula="of:=[.M60]-[.O60]" office:value-type="float" office:value="0.000000135744670171079" calcext:value-type="float">
            <text:p>1.3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1.53171872965862E-025" calcext:value-type="float">
            <text:p>1.53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62]/[.O62]" office:value-type="float" office:value="-0.457489205726686" calcext:value-type="float">
            <text:p>-0.4574892057</text:p>
          </table:table-cell>
          <table:table-cell table:formula="of:=[.M62]-[.O62]" office:value-type="float" office:value="-0.00000000160167627706977" calcext:value-type="float">
            <text:p>-1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69]/[.O69]" office:value-type="float" office:value="1.00000000164514" calcext:value-type="float">
            <text:p>1.0000000016</text:p>
          </table:table-cell>
          <table:table-cell table:formula="of:=[.M69]-[.O69]" office:value-type="float" office:value="0.00000573009992876905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70]/[.O70]" office:value-type="float" office:value="0.388182012307014" calcext:value-type="float">
            <text:p>0.3881820123</text:p>
          </table:table-cell>
          <table:table-cell table:formula="of:=[.M70]-[.O70]" office:value-type="float" office:value="-1.50799043518951E-023" calcext:value-type="float">
            <text:p>-1.51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71]/[.O71]" office:value-type="float" office:value="-0.0807751615965311" calcext:value-type="float">
            <text:p>-0.0807751616</text:p>
          </table:table-cell>
          <table:table-cell table:formula="of:=[.M71]-[.O71]" office:value-type="float" office:value="-0.00000035014329102125" calcext:value-type="float">
            <text:p>-3.5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72]/[.O72]" office:value-type="float" office:value="0.999999964296641" calcext:value-type="float">
            <text:p>0.9999999643</text:p>
          </table:table-cell>
          <table:table-cell table:formula="of:=[.M72]-[.O72]" office:value-type="float" office:value="-0.0000000939070399219588" calcext:value-type="float">
            <text:p>-9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73]/[.O73]" office:value-type="float" office:value="0.083601061544071" calcext:value-type="float">
            <text:p>0.0836010615</text:p>
          </table:table-cell>
          <table:table-cell table:formula="of:=[.M73]-[.O73]" office:value-type="float" office:value="-1.6790042996431E-024" calcext:value-type="float">
            <text:p>-1.68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74]/[.O74]" office:value-type="float" office:value="-0.0470462992375892" calcext:value-type="float">
            <text:p>-0.0470462992</text:p>
          </table:table-cell>
          <table:table-cell table:formula="of:=[.M74]-[.O74]" office:value-type="float" office:value="-0.0000000111889843705794" calcext:value-type="float">
            <text:p>-1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395630195271224" calcext:value-type="float">
            <text:p>3.9563019527122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9]/[.O9]" office:value-type="float" office:value="1.00000000000457" calcext:value-type="float">
            <text:p>1</text:p>
          </table:table-cell>
          <table:table-cell table:formula="of:=[.M9]-[.O9]" office:value-type="float" office:value="0.0000000159202500071842" calcext:value-type="float">
            <text:p>1.59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75910099940965E-031" calcext:value-type="float">
            <text:p>-1.76E-031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3483.03808524897" calcext:value-type="float">
            <text:p>3483.038085249</text:p>
          </table:table-cell>
          <table:table-cell/>
          <table:table-cell table:formula="of:=[.T10]/[.V10]" office:value-type="float" office:value="1.00000000000001" calcext:value-type="float">
            <text:p>1</text:p>
          </table:table-cell>
          <table:table-cell table:formula="of:=[.T10]-[.V10]" office:value-type="float" office:value="0.0000000000395630195271224" calcext:value-type="float">
            <text:p>3.9563019527122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11]/[.O11]" office:value-type="float" office:value="3.28123745317031" calcext:value-type="float">
            <text:p>3.2812374532</text:p>
          </table:table-cell>
          <table:table-cell table:formula="of:=[.M11]-[.O11]" office:value-type="float" office:value="0.0000000496641024611882" calcext:value-type="float">
            <text:p>4.97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12]/[.O12]" office:value-type="float" office:value="0.999999999900829" calcext:value-type="float">
            <text:p>0.9999999999</text:p>
          </table:table-cell>
          <table:table-cell table:formula="of:=[.M12]-[.O12]" office:value-type="float" office:value="-0.000000000260840238297533" calcext:value-type="float">
            <text:p>-2.61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4.41474757594026E-033" calcext:value-type="float">
            <text:p>-4.41E-033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2.63020176010709" calcext:value-type="float">
            <text:p>2.6302017601</text:p>
          </table:table-cell>
          <table:table-cell/>
          <table:table-cell table:formula="of:=[.T13]/[.V13]" office:value-type="float" office:value="0.999999999999711" calcext:value-type="float">
            <text:p>1</text:p>
          </table:table-cell>
          <table:table-cell table:formula="of:=[.T13]-[.V13]" office:value-type="float" office:value="-0.000000000000759836638053457" calcext:value-type="float">
            <text:p>-7.5983663805345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14]/[.O14]" office:value-type="float" office:value="3.58562120341974" calcext:value-type="float">
            <text:p>3.5856212034</text:p>
          </table:table-cell>
          <table:table-cell table:formula="of:=[.M14]-[.O14]" office:value-type="float" office:value="0.00000000171344887051349" calcext:value-type="float">
            <text:p>1.71E-009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3305" calcext:value-type="float">
            <text:p>3483.0380852331</text:p>
          </table:table-cell>
          <table:table-cell/>
          <table:table-cell table:formula="of:=[.D21]/[.F21]" office:value-type="float" office:value="1.00000000000458" calcext:value-type="float">
            <text:p>1</text:p>
          </table:table-cell>
          <table:table-cell table:formula="of:=[.D21]-[.F21]" office:value-type="float" office:value="0.0000000159598130267113" calcext:value-type="float">
            <text:p>0.000000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21]/[.O21]" office:value-type="float" office:value="0.999999999999977" calcext:value-type="float">
            <text:p>1</text:p>
          </table:table-cell>
          <table:table-cell table:formula="of:=[.M21]-[.O21]" office:value-type="float" office:value="-0.0000000000795807864051312" calcext:value-type="float">
            <text:p>-7.96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75910099940965E-031" calcext:value-type="float">
            <text:p>1.75910099940965E-031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1.75910099940965E-031" calcext:value-type="float">
            <text:p>-1.75910099940965E-03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11749943373572E-032" calcext:value-type="float">
            <text:p>-2.12E-032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3305" calcext:value-type="float">
            <text:p>3483.0380852331</text:p>
          </table:table-cell>
          <table:table-cell/>
          <table:table-cell table:formula="of:=[.T22]/[.V22]" office:value-type="float" office:value="1.00000000000458" calcext:value-type="float">
            <text:p>1</text:p>
          </table:table-cell>
          <table:table-cell table:formula="of:=[.T22]-[.V22]" office:value-type="float" office:value="0.0000000159598130267113" calcext:value-type="float">
            <text:p>0.000000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7706852007749" calcext:value-type="float">
            <text:p>2.17706852007749E-008</text:p>
          </table:table-cell>
          <table:table-cell/>
          <table:table-cell table:formula="of:=[.D23]/[.F23]" office:value-type="float" office:value="0" calcext:value-type="float">
            <text:p>0</text:p>
          </table:table-cell>
          <table:table-cell table:formula="of:=[.D23]-[.F23]" office:value-type="float" office:value="-0.0000000217706852007749" calcext:value-type="float">
            <text:p>-2.1770685200774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23]/[.O23]" office:value-type="float" office:value="113.390031389627" calcext:value-type="float">
            <text:p>113.3900313896</text:p>
          </table:table-cell>
          <table:table-cell table:formula="of:=[.M23]-[.O23]" office:value-type="float" office:value="0.0000000708047958823815" calcext:value-type="float">
            <text:p>7.08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36793" calcext:value-type="float">
            <text:p>2.6302017604</text:p>
          </table:table-cell>
          <table:table-cell/>
          <table:table-cell table:formula="of:=[.D24]/[.F24]" office:value-type="float" office:value="0.99999999990054" calcext:value-type="float">
            <text:p>0.9999999999</text:p>
          </table:table-cell>
          <table:table-cell table:formula="of:=[.D24]-[.F24]" office:value-type="float" office:value="-0.000000000261600074935586" calcext:value-type="float">
            <text:p>-2.6160007493558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24]/[.O24]" office:value-type="float" office:value="1.00000000000056" calcext:value-type="float">
            <text:p>1</text:p>
          </table:table-cell>
          <table:table-cell table:formula="of:=[.M24]-[.O24]" office:value-type="float" office:value="0.00000000000147970524722041" calcext:value-type="float">
            <text:p>1.48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41474757594026E-033" calcext:value-type="float">
            <text:p>4.41474757594026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4.41474757594026E-033" calcext:value-type="float">
            <text:p>-4.4147475759402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6.50405913505687E-034" calcext:value-type="float">
            <text:p>-6.50E-034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36793" calcext:value-type="float">
            <text:p>2.6302017604</text:p>
          </table:table-cell>
          <table:table-cell/>
          <table:table-cell table:formula="of:=[.T25]/[.V25]" office:value-type="float" office:value="0.99999999990054" calcext:value-type="float">
            <text:p>0.9999999999</text:p>
          </table:table-cell>
          <table:table-cell table:formula="of:=[.T25]-[.V25]" office:value-type="float" office:value="-0.000000000261600074935586" calcext:value-type="float">
            <text:p>-2.61600074935586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662683639911091" calcext:value-type="float">
            <text:p>6.62683639911091E-010</text:p>
          </table:table-cell>
          <table:table-cell/>
          <table:table-cell table:formula="of:=[.D26]/[.F26]" office:value-type="float" office:value="0" calcext:value-type="float">
            <text:p>0</text:p>
          </table:table-cell>
          <table:table-cell table:formula="of:=[.D26]-[.F26]" office:value-type="float" office:value="-0.000000000662683639911091" calcext:value-type="float">
            <text:p>-6.6268363991109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26]/[.O26]" office:value-type="float" office:value="145.510783254308" calcext:value-type="float">
            <text:p>145.5107832543</text:p>
          </table:table-cell>
          <table:table-cell table:formula="of:=[.M26]-[.O26]" office:value-type="float" office:value="0.00000000235980291300724" calcext:value-type="float">
            <text:p>2.36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5" calcext:value-type="float">
            <text:p>3483.0380852491</text:p>
          </table:table-cell>
          <table:table-cell/>
          <table:table-cell table:formula="of:=[.D33]/[.F33]" office:value-type="float" office:value="0.999999999999988" calcext:value-type="float">
            <text:p>1</text:p>
          </table:table-cell>
          <table:table-cell table:formula="of:=[.D33]-[.F33]" office:value-type="float" office:value="-0.0000000000400177668780088" calcext:value-type="float">
            <text:p>-4.00177668780088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33]/[.O33]" office:value-type="float" office:value="1.00000000000459" calcext:value-type="float">
            <text:p>1</text:p>
          </table:table-cell>
          <table:table-cell table:formula="of:=[.M33]-[.O33]" office:value-type="float" office:value="0.0000000159998307935894" calcext:value-type="float">
            <text:p>1.60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11749943373572E-032" calcext:value-type="float">
            <text:p>2.11749943373572E-032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2.11749943373572E-032" calcext:value-type="float">
            <text:p>-2.11749943373572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34]/[.O34]" office:value-type="float" office:value="0.12037395433499" calcext:value-type="float">
            <text:p>0.1203739543</text:p>
          </table:table-cell>
          <table:table-cell table:formula="of:=[.M34]-[.O34]" office:value-type="float" office:value="-1.54735105603608E-031" calcext:value-type="float">
            <text:p>-1.55E-031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5" calcext:value-type="float">
            <text:p>3483.0380852491</text:p>
          </table:table-cell>
          <table:table-cell/>
          <table:table-cell table:formula="of:=[.T34]/[.V34]" office:value-type="float" office:value="0.999999999999988" calcext:value-type="float">
            <text:p>1</text:p>
          </table:table-cell>
          <table:table-cell table:formula="of:=[.T34]-[.V34]" office:value-type="float" office:value="-0.0000000000400177668780088" calcext:value-type="float">
            <text:p>-4.00177668780088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629991779581585" calcext:value-type="float">
            <text:p>6.29991779581585E-010</text:p>
          </table:table-cell>
          <table:table-cell/>
          <table:table-cell table:formula="of:=[.D35]/[.F35]" office:value-type="float" office:value="0" calcext:value-type="float">
            <text:p>0</text:p>
          </table:table-cell>
          <table:table-cell table:formula="of:=[.D35]-[.F35]" office:value-type="float" office:value="-0.000000000629991779581585" calcext:value-type="float">
            <text:p>-6.2999177958158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35]/[.O35]" office:value-type="float" office:value="0.0289376183510825" calcext:value-type="float">
            <text:p>0.0289376184</text:p>
          </table:table-cell>
          <table:table-cell table:formula="of:=[.M35]-[.O35]" office:value-type="float" office:value="-0.0000000211406934211933" calcext:value-type="float">
            <text:p>-2.11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61" calcext:value-type="float">
            <text:p>2.6302017601</text:p>
          </table:table-cell>
          <table:table-cell/>
          <table:table-cell table:formula="of:=[.D36]/[.F36]" office:value-type="float" office:value="1.00000000000027" calcext:value-type="float">
            <text:p>1</text:p>
          </table:table-cell>
          <table:table-cell table:formula="of:=[.D36]-[.F36]" office:value-type="float" office:value="0.000000000000719868609166952" calcext:value-type="float">
            <text:p>7.1986860916695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36]/[.O36]" office:value-type="float" office:value="0.999999999900266" calcext:value-type="float">
            <text:p>0.9999999999</text:p>
          </table:table-cell>
          <table:table-cell table:formula="of:=[.M36]-[.O36]" office:value-type="float" office:value="-0.000000000262319943544753" calcext:value-type="float">
            <text:p>-2.62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6.50405913505687E-034" calcext:value-type="float">
            <text:p>6.50405913505687E-034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6.50405913505687E-034" calcext:value-type="float">
            <text:p>-6.50405913505687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37]/[.O37]" office:value-type="float" office:value="0.147325730932003" calcext:value-type="float">
            <text:p>0.1473257309</text:p>
          </table:table-cell>
          <table:table-cell table:formula="of:=[.M37]-[.O37]" office:value-type="float" office:value="-3.76434166243457E-033" calcext:value-type="float">
            <text:p>-3.76E-033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61" calcext:value-type="float">
            <text:p>2.6302017601</text:p>
          </table:table-cell>
          <table:table-cell/>
          <table:table-cell table:formula="of:=[.T37]/[.V37]" office:value-type="float" office:value="1.00000000000027" calcext:value-type="float">
            <text:p>1</text:p>
          </table:table-cell>
          <table:table-cell table:formula="of:=[.T37]-[.V37]" office:value-type="float" office:value="0.000000000000719868609166952" calcext:value-type="float">
            <text:p>7.1986860916695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163295974173394" calcext:value-type="float">
            <text:p>1.63295974173394E-011</text:p>
          </table:table-cell>
          <table:table-cell/>
          <table:table-cell table:formula="of:=[.D38]/[.F38]" office:value-type="float" office:value="0" calcext:value-type="float">
            <text:p>0</text:p>
          </table:table-cell>
          <table:table-cell table:formula="of:=[.D38]-[.F38]" office:value-type="float" office:value="-0.0000000000163295974173394" calcext:value-type="float">
            <text:p>-1.6329597417339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38]/[.O38]" office:value-type="float" office:value="0.0246416184644761" calcext:value-type="float">
            <text:p>0.0246416185</text:p>
          </table:table-cell>
          <table:table-cell table:formula="of:=[.M38]-[.O38]" office:value-type="float" office:value="-0.000000000646354042493752" calcext:value-type="float">
            <text:p>-6.46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808524901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808524897" calcext:value-type="float">
            <text:p>3.48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.0000000714347876619631" calcext:value-type="float">
            <text:p>7.14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20176010709" calcext:value-type="float">
            <text:p>2.63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000000237613251042458" calcext:value-type="float">
            <text:p>2.38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808524905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.11749943373572E-032" calcext:value-type="float">
            <text:p>-2.12E-03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0.000000000629991779581585" calcext:value-type="float">
            <text:p>-6.3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20176010561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6.50405913505687E-034" calcext:value-type="float">
            <text:p>-6.50E-03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0000000000163295974173394" calcext:value-type="float">
            <text:p>-1.63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808523305" calcext:value-type="float">
            <text:p>-3.4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.75910099940965E-031" calcext:value-type="float">
            <text:p>-1.76E-0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0217706852007749" calcext:value-type="float">
            <text:p>-2.18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20176036793" calcext:value-type="float">
            <text:p>-2.6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4.41474757594026E-033" calcext:value-type="float">
            <text:p>-4.41E-03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00662683639911091" calcext:value-type="float">
            <text:p>-6.63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495674612466246" calcext:value-type="float">
            <text:p>4.9567461246624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9]/[.O9]" office:value-type="float" office:value="0.999999999999989" calcext:value-type="float">
            <text:p>1</text:p>
          </table:table-cell>
          <table:table-cell table:formula="of:=[.M9]-[.O9]" office:value-type="float" office:value="-0.0000000000395630195271224" calcext:value-type="float">
            <text:p>-3.96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.38267666644294E-025" calcext:value-type="float">
            <text:p>-6.38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11]/[.O11]" office:value-type="float" office:value="-14.8054972804874" calcext:value-type="float">
            <text:p>-14.8054972805</text:p>
          </table:table-cell>
          <table:table-cell table:formula="of:=[.M11]-[.O11]" office:value-type="float" office:value="0.0000000762596703598316" calcext:value-type="float">
            <text:p>7.63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59916565837193" calcext:value-type="float">
            <text:p>6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00914171194863E-025" calcext:value-type="float">
            <text:p>-1.01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14]/[.O14]" office:value-type="float" office:value="-2.97676110638292" calcext:value-type="float">
            <text:p>-2.9767611064</text:p>
          </table:table-cell>
          <table:table-cell table:formula="of:=[.M14]-[.O14]" office:value-type="float" office:value="0.00000000317435998838025" calcext:value-type="float">
            <text:p>3.1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21]/[.O21]" office:value-type="float" office:value="0.999999999999983" calcext:value-type="float">
            <text:p>1</text:p>
          </table:table-cell>
          <table:table-cell table:formula="of:=[.M21]-[.O21]" office:value-type="float" office:value="-0.0000000000595719029661268" calcext:value-type="float">
            <text:p>-5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6.38267666644294E-025" calcext:value-type="float">
            <text:p>6.38267666644294E-025</text:p>
          </table:table-cell>
          <table:table-cell/>
          <table:table-cell table:formula="of:=[.D22]/[.F22]" office:value-type="float" office:value="0" calcext:value-type="float">
            <text:p>0</text:p>
          </table:table-cell>
          <table:table-cell table:formula="of:=[.D22]-[.F22]" office:value-type="float" office:value="-6.38267666644294E-025" calcext:value-type="float">
            <text:p>-6.38267666644294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482488269786853" calcext:value-type="float">
            <text:p>-4.82488269786853E-009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482488269786853" calcext:value-type="float">
            <text:p>4.8248826978685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23]/[.O23]" office:value-type="float" office:value="-32.4800398126439" calcext:value-type="float">
            <text:p>-32.4800398126</text:p>
          </table:table-cell>
          <table:table-cell table:formula="of:=[.M23]-[.O23]" office:value-type="float" office:value="0.0000000736341318768724" calcext:value-type="float">
            <text:p>7.3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43" calcext:value-type="float">
            <text:p>2.6302017601</text:p>
          </table:table-cell>
          <table:table-cell/>
          <table:table-cell table:formula="of:=[.D24]/[.F24]" office:value-type="float" office:value="0.999999999999962" calcext:value-type="float">
            <text:p>1</text:p>
          </table:table-cell>
          <table:table-cell table:formula="of:=[.D24]-[.F24]" office:value-type="float" office:value="-0.0000000000000999200722162641" calcext:value-type="float">
            <text:p>-9.99200722162641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24]/[.O24]" office:value-type="float" office:value="1.00000000000031" calcext:value-type="float">
            <text:p>1</text:p>
          </table:table-cell>
          <table:table-cell table:formula="of:=[.M24]-[.O24]" office:value-type="float" office:value="0.000000000000819788681383216" calcext:value-type="float">
            <text:p>8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00914171194863E-025" calcext:value-type="float">
            <text:p>1.00914171194863E-025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1.00914171194863E-025" calcext:value-type="float">
            <text:p>-1.00914171194863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798227477955673" calcext:value-type="float">
            <text:p>-7.98227477955673E-010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0.000000000798227477955673" calcext:value-type="float">
            <text:p>7.9822747795567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26]/[.O26]" office:value-type="float" office:value="-36.0274544310319" calcext:value-type="float">
            <text:p>-36.027454431</text:p>
          </table:table-cell>
          <table:table-cell table:formula="of:=[.M26]-[.O26]" office:value-type="float" office:value="0.00000000244208589369714" calcext:value-type="float">
            <text:p>2.4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really rather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formula="of:=[.D33]/[.F33]" office:value-type="float" office:value="0.999999999999997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69264927591407E-025" calcext:value-type="float">
            <text:p>2.69264927591407E-025</text:p>
          </table:table-cell>
          <table:table-cell/>
          <table:table-cell table:formula="of:=[.D34]/[.F34]" office:value-type="float" office:value="0" calcext:value-type="float">
            <text:p>0</text:p>
          </table:table-cell>
          <table:table-cell table:formula="of:=[.D34]-[.F34]" office:value-type="float" office:value="-2.69264927591407E-025" calcext:value-type="float">
            <text:p>-2.69264927591407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34]/[.O34]" office:value-type="float" office:value="0.42186835032248" calcext:value-type="float">
            <text:p>0.4218683503</text:p>
          </table:table-cell>
          <table:table-cell table:formula="of:=[.M34]-[.O34]" office:value-type="float" office:value="-3.69002739052887E-025" calcext:value-type="float">
            <text:p>-3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219934421490933" calcext:value-type="float">
            <text:p>-2.19934421490933E-009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219934421490933" calcext:value-type="float">
            <text:p>2.1993442149093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35]/[.O35]" office:value-type="float" office:value="0.455833717134911" calcext:value-type="float">
            <text:p>0.4558337171</text:p>
          </table:table-cell>
          <table:table-cell table:formula="of:=[.M35]-[.O35]" office:value-type="float" office:value="0.0000000026255384829592" calcext:value-type="float">
            <text:p>2.6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27" calcext:value-type="float">
            <text:p>2.6302017601</text:p>
          </table:table-cell>
          <table:table-cell/>
          <table:table-cell table:formula="of:=[.D36]/[.F36]" office:value-type="float" office:value="1.00000000000002" calcext:value-type="float">
            <text:p>1</text:p>
          </table:table-cell>
          <table:table-cell table:formula="of:=[.D36]-[.F36]" office:value-type="float" office:value="0.0000000000000599520433297585" calcext:value-type="float">
            <text:p>5.9952043329758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36]/[.O36]" office:value-type="float" office:value="0.999999999999939" calcext:value-type="float">
            <text:p>1</text:p>
          </table:table-cell>
          <table:table-cell table:formula="of:=[.M36]-[.O36]" office:value-type="float" office:value="-0.000000000000159872115546023" calcext:value-type="float">
            <text:p>-1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8.07590528693087E-027" calcext:value-type="float">
            <text:p>8.07590528693087E-027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8.07590528693087E-027" calcext:value-type="float">
            <text:p>-8.07590528693087E-02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37]/[.O37]" office:value-type="float" office:value="0.0800274648377826" calcext:value-type="float">
            <text:p>0.0800274648</text:p>
          </table:table-cell>
          <table:table-cell table:formula="of:=[.M37]-[.O37]" office:value-type="float" office:value="-9.28382659079321E-026" calcext:value-type="float">
            <text:p>-9.28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59533832725612" calcext:value-type="float">
            <text:p>-6.59533832725612E-011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0.0000000000659533832725612" calcext:value-type="float">
            <text:p>6.595338327256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38]/[.O38]" office:value-type="float" office:value="0.0826247969331666" calcext:value-type="float">
            <text:p>0.0826247969</text:p>
          </table:table-cell>
          <table:table-cell table:formula="of:=[.M38]-[.O38]" office:value-type="float" office:value="0.000000000732274094683112" calcext:value-type="float">
            <text:p>7.3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33" calcext:value-type="float">
            <text:p>3853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.0000000714347876619631" calcext:value-type="float">
            <text:p>7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000000237613251042458" calcext:value-type="float">
            <text:p>2.3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219934421490933" calcext:value-type="float">
            <text:p>2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2017601062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0659533832725612" calcext:value-type="float">
            <text:p>6.6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808524901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.38267666644294E-025" calcext:value-type="float">
            <text:p>-6.38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482488269786853" calcext:value-type="float">
            <text:p>4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20176010643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00914171194863E-025" calcext:value-type="float">
            <text:p>-1.01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798227477955673" calcext:value-type="float">
            <text:p>7.9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27:19.64592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8T12:52:03.228740222</dc:date>
    <dc:creator>Stacha Petrovic</dc:creator>
    <meta:editing-duration>P9DT13H57M16S</meta:editing-duration>
    <meta:editing-cycles>311</meta:editing-cycles>
    <meta:document-statistic meta:table-count="4" meta:cell-count="1670" meta:object-count="0"/>
    <meta:user-defined meta:name="qrichtext">1</meta:user-defined>
  </office:meta>
</office:document-meta>
</file>